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 style:master-page-name="">
      <style:table-properties style:width="8.959cm" fo:margin-left="4.032cm" style:page-number="auto" table:align="left"/>
    </style:style>
    <style:style style:name="Tabulka1.A" style:family="table-column">
      <style:table-column-properties style:column-width="4.471cm"/>
    </style:style>
    <style:style style:name="Tabulka1.B" style:family="table-column">
      <style:table-column-properties style:column-width="4.487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 style:master-page-name="">
      <style:table-properties style:width="8.959cm" fo:margin-left="4.032cm" style:page-number="auto" table:align="left"/>
    </style:style>
    <style:style style:name="Tabulka2.A" style:family="table-column">
      <style:table-column-properties style:column-width="4.471cm"/>
    </style:style>
    <style:style style:name="Tabulka2.B" style:family="table-column">
      <style:table-column-properties style:column-width="4.487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B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2" style:family="paragraph" style:parent-style-name="Text_20_body" style:list-style-name="L1">
      <style:text-properties officeooo:paragraph-rsid="004bec5a"/>
    </style:style>
    <style:style style:name="P3" style:family="paragraph" style:parent-style-name="Text_20_body" style:list-style-name="L1">
      <style:text-properties officeooo:rsid="004bec5a" officeooo:paragraph-rsid="004bec5a"/>
    </style:style>
    <style:style style:name="P4" style:family="paragraph" style:parent-style-name="Text_20_body" style:list-style-name="L7">
      <style:text-properties officeooo:rsid="004bec5a" officeooo:paragraph-rsid="004bec5a"/>
    </style:style>
    <style:style style:name="P5" style:family="paragraph" style:parent-style-name="Text_20_body" style:list-style-name="L2">
      <style:text-properties officeooo:rsid="005327c7" officeooo:paragraph-rsid="005327c7"/>
    </style:style>
    <style:style style:name="P6" style:family="paragraph" style:parent-style-name="Text_20_body" style:list-style-name="L3">
      <style:text-properties officeooo:rsid="005327c7" officeooo:paragraph-rsid="005327c7"/>
    </style:style>
    <style:style style:name="P7" style:family="paragraph" style:parent-style-name="Text_20_body" style:list-style-name="L2">
      <style:text-properties fo:font-style="normal" officeooo:rsid="005327c7" officeooo:paragraph-rsid="005327c7" style:font-style-asian="normal" style:font-style-complex="normal"/>
    </style:style>
    <style:style style:name="P8" style:family="paragraph" style:parent-style-name="Text_20_body" style:list-style-name="L7">
      <style:text-properties fo:font-style="normal" officeooo:rsid="004bec5a" officeooo:paragraph-rsid="004bec5a" style:font-style-asian="normal" style:font-style-complex="normal"/>
    </style:style>
    <style:style style:name="P9" style:family="paragraph" style:parent-style-name="Text_20_body" style:list-style-name="L7">
      <style:text-properties fo:font-style="normal" officeooo:rsid="004c194f" officeooo:paragraph-rsid="004c194f" style:font-style-asian="normal" style:font-style-complex="normal"/>
    </style:style>
    <style:style style:name="P10" style:family="paragraph" style:parent-style-name="Text_20_body" style:list-style-name="L9">
      <style:text-properties fo:font-style="normal" officeooo:rsid="006259f3" officeooo:paragraph-rsid="006259f3" style:font-style-asian="normal" style:font-style-complex="normal"/>
    </style:style>
    <style:style style:name="P11" style:family="paragraph" style:parent-style-name="Text_20_body" style:list-style-name="L9">
      <style:text-properties fo:font-style="normal" officeooo:rsid="006304bf" officeooo:paragraph-rsid="006304bf" style:font-style-asian="normal" style:font-style-complex="normal"/>
    </style:style>
    <style:style style:name="P12" style:family="paragraph" style:parent-style-name="Text_20_body" style:list-style-name="L10">
      <style:text-properties fo:font-style="normal" officeooo:rsid="006304bf" officeooo:paragraph-rsid="006304bf" style:font-style-asian="normal" style:font-style-complex="normal"/>
    </style:style>
    <style:style style:name="P13" style:family="paragraph" style:parent-style-name="Text_20_body" style:list-style-name="L11">
      <style:text-properties fo:font-style="normal" officeooo:rsid="006304bf" officeooo:paragraph-rsid="006304bf" style:font-style-asian="normal" style:font-style-complex="normal"/>
    </style:style>
    <style:style style:name="P14" style:family="paragraph" style:parent-style-name="Text_20_body" style:list-style-name="L16">
      <style:text-properties fo:font-style="normal" officeooo:rsid="001fcaaf" officeooo:paragraph-rsid="001fcaaf" style:font-style-asian="normal" style:font-style-complex="normal"/>
    </style:style>
    <style:style style:name="P15" style:family="paragraph" style:parent-style-name="Text_20_body" style:list-style-name="L17">
      <style:text-properties fo:font-style="normal" officeooo:rsid="001fcaaf" officeooo:paragraph-rsid="001fcaaf" style:font-style-asian="normal" style:font-style-complex="normal"/>
    </style:style>
    <style:style style:name="P16" style:family="paragraph" style:parent-style-name="Text_20_body" style:list-style-name="L19">
      <style:text-properties fo:font-style="normal" officeooo:rsid="002c3db4" officeooo:paragraph-rsid="002c3db4" style:font-style-asian="normal" style:font-style-complex="normal"/>
    </style:style>
    <style:style style:name="P17" style:family="paragraph" style:parent-style-name="Text_20_body" style:list-style-name="L3">
      <style:text-properties fo:font-weight="normal" officeooo:rsid="0054b60b" officeooo:paragraph-rsid="0054b60b" style:font-weight-asian="normal" style:font-weight-complex="normal"/>
    </style:style>
    <style:style style:name="P18" style:family="paragraph" style:parent-style-name="Text_20_body" style:list-style-name="L4">
      <style:text-properties officeooo:rsid="0054b60b" officeooo:paragraph-rsid="0054b60b"/>
    </style:style>
    <style:style style:name="P19" style:family="paragraph" style:parent-style-name="Text_20_body" style:list-style-name="L5">
      <style:text-properties officeooo:rsid="0056ec15" officeooo:paragraph-rsid="0056ec15"/>
    </style:style>
    <style:style style:name="P20" style:family="paragraph" style:parent-style-name="Text_20_body" style:list-style-name="L6">
      <style:text-properties officeooo:paragraph-rsid="004bec5a"/>
    </style:style>
    <style:style style:name="P21" style:family="paragraph" style:parent-style-name="Text_20_body" style:list-style-name="L6">
      <style:text-properties officeooo:rsid="004c194f" officeooo:paragraph-rsid="004c194f"/>
    </style:style>
    <style:style style:name="P22" style:family="paragraph" style:parent-style-name="Text_20_body" style:list-style-name="L8">
      <style:text-properties officeooo:rsid="005ceac0" officeooo:paragraph-rsid="006304bf"/>
    </style:style>
    <style:style style:name="P23" style:family="paragraph" style:parent-style-name="Text_20_body" style:list-style-name="L8">
      <style:text-properties officeooo:rsid="005ceac0" officeooo:paragraph-rsid="0066e44a"/>
    </style:style>
    <style:style style:name="P24" style:family="paragraph" style:parent-style-name="Text_20_body" style:list-style-name="L8">
      <style:text-properties officeooo:rsid="005ceac0" officeooo:paragraph-rsid="005ceac0"/>
    </style:style>
    <style:style style:name="P25" style:family="paragraph" style:parent-style-name="Text_20_body" style:list-style-name="L8">
      <style:text-properties officeooo:rsid="00598802" officeooo:paragraph-rsid="006304bf"/>
    </style:style>
    <style:style style:name="P26" style:family="paragraph" style:parent-style-name="Text_20_body" style:list-style-name="L8">
      <style:text-properties officeooo:rsid="00598802" officeooo:paragraph-rsid="00598802"/>
    </style:style>
    <style:style style:name="P27" style:family="paragraph" style:parent-style-name="Text_20_body" style:list-style-name="L8">
      <style:text-properties officeooo:rsid="005b069d" officeooo:paragraph-rsid="006304bf"/>
    </style:style>
    <style:style style:name="P28" style:family="paragraph" style:parent-style-name="Text_20_body" style:list-style-name="L8">
      <style:text-properties officeooo:rsid="005b069d" officeooo:paragraph-rsid="005b069d"/>
    </style:style>
    <style:style style:name="P29" style:family="paragraph" style:parent-style-name="Text_20_body" style:list-style-name="L8">
      <style:text-properties officeooo:rsid="005b069d" officeooo:paragraph-rsid="005ceac0"/>
    </style:style>
    <style:style style:name="P30" style:family="paragraph" style:parent-style-name="Text_20_body" style:list-style-name="L8">
      <style:text-properties officeooo:rsid="0066e44a" officeooo:paragraph-rsid="0066e44a"/>
    </style:style>
    <style:style style:name="P31" style:family="paragraph" style:parent-style-name="Text_20_body" style:list-style-name="L9">
      <style:text-properties officeooo:rsid="0060a03c" officeooo:paragraph-rsid="0060a03c"/>
    </style:style>
    <style:style style:name="P32" style:family="paragraph" style:parent-style-name="Text_20_body" style:list-style-name="L9">
      <style:text-properties officeooo:rsid="006259f3" officeooo:paragraph-rsid="006259f3"/>
    </style:style>
    <style:style style:name="P33" style:family="paragraph" style:parent-style-name="Text_20_body" style:list-style-name="L10">
      <style:text-properties officeooo:rsid="006304bf" officeooo:paragraph-rsid="006304bf"/>
    </style:style>
    <style:style style:name="P34" style:family="paragraph" style:parent-style-name="Text_20_body" style:list-style-name="L11">
      <style:text-properties officeooo:rsid="006304bf" officeooo:paragraph-rsid="006304bf"/>
    </style:style>
    <style:style style:name="P35" style:family="paragraph" style:parent-style-name="Text_20_body" style:list-style-name="L12">
      <style:text-properties officeooo:rsid="006304bf" officeooo:paragraph-rsid="006304bf"/>
    </style:style>
    <style:style style:name="P36" style:family="paragraph" style:parent-style-name="Text_20_body" style:list-style-name="L12">
      <style:text-properties fo:font-style="italic" fo:font-weight="bold" officeooo:rsid="006304bf" officeooo:paragraph-rsid="006304bf" style:font-style-asian="italic" style:font-weight-asian="bold" style:font-style-complex="italic" style:font-weight-complex="bold"/>
    </style:style>
    <style:style style:name="P37" style:family="paragraph" style:parent-style-name="Text_20_body" style:list-style-name="L18">
      <style:text-properties fo:font-style="italic" officeooo:rsid="001fcaaf" officeooo:paragraph-rsid="001fcaaf" style:font-style-asian="italic" style:font-style-complex="italic"/>
    </style:style>
    <style:style style:name="P38" style:family="paragraph" style:parent-style-name="Text_20_body" style:list-style-name="L24">
      <style:text-properties fo:font-style="italic" officeooo:rsid="00a50d45" officeooo:paragraph-rsid="00a50d45" style:font-style-asian="italic" style:font-style-complex="italic"/>
    </style:style>
    <style:style style:name="P39" style:family="paragraph" style:parent-style-name="Text_20_body" style:list-style-name="L24">
      <style:text-properties fo:font-style="italic" officeooo:rsid="00a50d45" officeooo:paragraph-rsid="00a6ad85" style:font-style-asian="italic" style:font-style-complex="italic"/>
    </style:style>
    <style:style style:name="P40" style:family="paragraph" style:parent-style-name="Text_20_body" style:list-style-name="L24">
      <style:text-properties fo:font-style="italic" officeooo:rsid="00a6ad85" officeooo:paragraph-rsid="00a6ad85" style:font-style-asian="italic" style:font-style-complex="italic"/>
    </style:style>
    <style:style style:name="P41" style:family="paragraph" style:parent-style-name="Text_20_body" style:list-style-name="L13">
      <style:text-properties officeooo:rsid="0030c2ea" officeooo:paragraph-rsid="0030c2ea"/>
    </style:style>
    <style:style style:name="P42" style:family="paragraph" style:parent-style-name="Text_20_body" style:list-style-name="L14"/>
    <style:style style:name="P43" style:family="paragraph" style:parent-style-name="Text_20_body" style:list-style-name="L15">
      <style:text-properties officeooo:paragraph-rsid="0033f314"/>
    </style:style>
    <style:style style:name="P44" style:family="paragraph" style:parent-style-name="Text_20_body" style:list-style-name="L15">
      <style:text-properties officeooo:rsid="0033f314" officeooo:paragraph-rsid="0033f314"/>
    </style:style>
    <style:style style:name="P45" style:family="paragraph" style:parent-style-name="Text_20_body" style:list-style-name="L15">
      <style:text-properties fo:font-weight="bold" officeooo:rsid="0033f314" officeooo:paragraph-rsid="0033f314" style:font-weight-asian="bold" style:font-weight-complex="bold"/>
    </style:style>
    <style:style style:name="P46" style:family="paragraph" style:parent-style-name="Text_20_body" style:list-style-name="L16"/>
    <style:style style:name="P47" style:family="paragraph" style:parent-style-name="Text_20_body" style:list-style-name="L19">
      <style:text-properties officeooo:rsid="001fcaaf" officeooo:paragraph-rsid="001fcaaf"/>
    </style:style>
    <style:style style:name="P48" style:family="paragraph" style:parent-style-name="Text_20_body" style:list-style-name="L20">
      <style:text-properties officeooo:rsid="006f9a0b" officeooo:paragraph-rsid="006f9a0b"/>
    </style:style>
    <style:style style:name="P49" style:family="paragraph" style:parent-style-name="Text_20_body" style:list-style-name="L21">
      <style:text-properties officeooo:rsid="0070ab88" officeooo:paragraph-rsid="0070ab88"/>
    </style:style>
    <style:style style:name="P50" style:family="paragraph" style:parent-style-name="Text_20_body" style:list-style-name="L20">
      <style:text-properties officeooo:rsid="00a39bb6" officeooo:paragraph-rsid="00a39bb6"/>
    </style:style>
    <style:style style:name="P51" style:family="paragraph" style:parent-style-name="Text_20_body" style:list-style-name="L22">
      <style:text-properties officeooo:paragraph-rsid="00a50d45"/>
    </style:style>
    <style:style style:name="P52" style:family="paragraph" style:parent-style-name="Text_20_body" style:list-style-name="L23">
      <style:text-properties officeooo:paragraph-rsid="00a50d45"/>
    </style:style>
    <style:style style:name="P53" style:family="paragraph" style:parent-style-name="Text_20_body" style:list-style-name="L25">
      <style:text-properties officeooo:rsid="00a6ad85" officeooo:paragraph-rsid="00a6ad85"/>
    </style:style>
    <style:style style:name="P54" style:family="paragraph" style:parent-style-name="Text_20_body" style:list-style-name="L26">
      <style:text-properties officeooo:rsid="00a6ad85" officeooo:paragraph-rsid="00a6ad85"/>
    </style:style>
    <style:style style:name="P55" style:family="paragraph" style:parent-style-name="Text_20_body" style:list-style-name="L4">
      <style:paragraph-properties style:writing-mode="lr-tb"/>
      <style:text-properties officeooo:rsid="0054b60b" officeooo:paragraph-rsid="0054b60b"/>
    </style:style>
    <style:style style:name="P56" style:family="paragraph" style:parent-style-name="Text_20_body" style:list-style-name="L4">
      <style:paragraph-properties style:writing-mode="lr-tb"/>
      <style:text-properties fo:font-style="normal" officeooo:rsid="0054b60b" officeooo:paragraph-rsid="0054b60b" style:font-style-asian="normal" style:font-style-complex="normal"/>
    </style:style>
    <style:style style:name="P57" style:family="paragraph" style:parent-style-name="Text_20_body" style:list-style-name="L7">
      <style:paragraph-properties style:writing-mode="lr-tb"/>
      <style:text-properties fo:font-style="normal" officeooo:rsid="004c194f" officeooo:paragraph-rsid="004c194f" style:font-style-asian="normal" style:font-style-complex="normal"/>
    </style:style>
    <style:style style:name="P58" style:family="paragraph" style:parent-style-name="Text_20_body" style:list-style-name="L8">
      <style:paragraph-properties style:writing-mode="lr-tb"/>
      <style:text-properties fo:font-style="normal" officeooo:rsid="006259f3" officeooo:paragraph-rsid="006304bf" style:font-style-asian="normal" style:font-style-complex="normal"/>
    </style:style>
    <style:style style:name="P59" style:family="paragraph" style:parent-style-name="Text_20_body" style:list-style-name="L11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60" style:family="paragraph" style:parent-style-name="Text_20_body" style:list-style-name="L8">
      <style:paragraph-properties style:writing-mode="lr-tb"/>
      <style:text-properties officeooo:rsid="005ceac0" officeooo:paragraph-rsid="0064c6cc"/>
    </style:style>
    <style:style style:name="P61" style:family="paragraph" style:parent-style-name="Text_20_body" style:list-style-name="L8">
      <style:paragraph-properties style:writing-mode="lr-tb"/>
      <style:text-properties officeooo:rsid="005ceac0" officeooo:paragraph-rsid="006304bf"/>
    </style:style>
    <style:style style:name="P62" style:family="paragraph" style:parent-style-name="Text_20_body" style:list-style-name="L8">
      <style:paragraph-properties style:writing-mode="lr-tb"/>
      <style:text-properties officeooo:rsid="005f18bd" officeooo:paragraph-rsid="006304bf"/>
    </style:style>
    <style:style style:name="P63" style:family="paragraph" style:parent-style-name="Heading_20_1">
      <style:text-properties officeooo:rsid="001d103a" officeooo:paragraph-rsid="001d103a"/>
    </style:style>
    <style:style style:name="P64" style:family="paragraph" style:parent-style-name="Heading_20_1">
      <style:text-properties officeooo:rsid="001d103a" officeooo:paragraph-rsid="004afee1"/>
    </style:style>
    <style:style style:name="P65" style:family="paragraph" style:parent-style-name="Heading_20_1">
      <style:text-properties officeooo:paragraph-rsid="00a50d45"/>
    </style:style>
    <style:style style:name="P66" style:family="paragraph" style:parent-style-name="Heading_20_1">
      <style:paragraph-properties fo:break-before="page"/>
      <style:text-properties officeooo:rsid="003c12ac" officeooo:paragraph-rsid="003e04b9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2">
      <style:text-properties officeooo:rsid="0056ec15" officeooo:paragraph-rsid="0056ec15"/>
    </style:style>
    <style:style style:name="P69" style:family="paragraph" style:parent-style-name="Heading_20_2">
      <style:text-properties officeooo:rsid="00a39bb6" officeooo:paragraph-rsid="00a39bb6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a39bb6" officeooo:paragraph-rsid="00a39bb6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a39bb6" officeooo:paragraph-rsid="00a50d45" style:font-weight-asian="bold" style:font-weight-complex="bold"/>
    </style:style>
    <style:style style:name="P72" style:family="paragraph" style:parent-style-name="Table_20_Contents">
      <style:text-properties fo:font-style="italic" officeooo:rsid="00a39bb6" officeooo:paragraph-rsid="00a39bb6" style:font-style-asian="italic" style:font-style-complex="italic"/>
    </style:style>
    <style:style style:name="P73" style:family="paragraph" style:parent-style-name="Table_20_Contents">
      <style:text-properties fo:font-style="italic" officeooo:rsid="00a39bb6" officeooo:paragraph-rsid="00a50d45" style:font-style-asian="italic" style:font-style-complex="italic"/>
    </style:style>
    <style:style style:name="P74" style:family="paragraph" style:parent-style-name="Table_20_Contents">
      <style:text-properties fo:font-style="italic" officeooo:rsid="00a50d45" officeooo:paragraph-rsid="00a50d45" style:font-style-asian="italic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6" style:family="paragraph" style:parent-style-name="Table_20_Contents">
      <style:paragraph-properties fo:text-align="center" style:justify-single-word="false"/>
      <style:text-properties fo:font-style="normal" officeooo:paragraph-rsid="00a50d45" style:font-style-asian="normal" style:font-style-complex="normal"/>
    </style:style>
    <style:style style:name="P77" style:family="paragraph" style:parent-style-name="Table_20_Contents">
      <loext:graphic-properties draw:fill="none"/>
      <style:paragraph-properties fo:margin-left="0cm" fo:margin-right="-3.799cm" fo:text-indent="0cm" style:auto-text-indent="false" fo:background-color="transparent" text:number-lines="false" text:line-number="0"/>
      <style:text-properties fo:font-style="italic" officeooo:rsid="00a39bb6" officeooo:paragraph-rsid="00a39bb6" style:font-style-asian="italic" style:font-style-complex="italic"/>
    </style:style>
    <style:style style:name="P78" style:family="paragraph" style:parent-style-name="Table_20_Contents">
      <loext:graphic-properties draw:fill="none"/>
      <style:paragraph-properties fo:margin-left="0cm" fo:margin-right="-3.799cm" fo:text-indent="0cm" style:auto-text-indent="false" fo:background-color="transparent" text:number-lines="false" text:line-number="0"/>
      <style:text-properties fo:font-style="italic" officeooo:rsid="00a39bb6" officeooo:paragraph-rsid="00a50d45" style:font-style-asian="italic" style:font-style-complex="italic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fo:font-style="italic" officeooo:rsid="004c194f" style:font-style-asian="italic" style:font-style-complex="italic"/>
    </style:style>
    <style:style style:name="T6" style:family="text">
      <style:text-properties fo:font-style="italic" officeooo:rsid="005efa1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33f31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bec5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a6ad85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4c194f"/>
    </style:style>
    <style:style style:name="T17" style:family="text">
      <style:text-properties officeooo:rsid="005b069d"/>
    </style:style>
    <style:style style:name="T18" style:family="text">
      <style:text-properties officeooo:rsid="005ceac0"/>
    </style:style>
    <style:style style:name="T19" style:family="text">
      <style:text-properties officeooo:rsid="005efa13"/>
    </style:style>
    <style:style style:name="T20" style:family="text">
      <style:text-properties officeooo:rsid="0060a03c"/>
    </style:style>
    <style:style style:name="T21" style:family="text">
      <style:text-properties officeooo:rsid="006304bf"/>
    </style:style>
    <style:style style:name="T22" style:family="text">
      <style:text-properties officeooo:rsid="0064c6cc"/>
    </style:style>
    <style:style style:name="T23" style:family="text">
      <style:text-properties officeooo:rsid="0066e44a"/>
    </style:style>
    <style:style style:name="T24" style:family="text">
      <style:text-properties officeooo:rsid="00a50d45"/>
    </style:style>
    <style:style style:name="T25" style:family="text">
      <style:text-properties officeooo:rsid="00a6ad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67"><text:a xlink:type="simple" xlink:href="#__RefHeading___Toc1420_3741527741" text:style-name="Index_20_Link" text:visited-style-name="Index_20_Link">1 Třídy a objekty<text:tab/>2</text:a></text:p>
          <text:p text:style-name="P67"><text:a xlink:type="simple" xlink:href="#__RefHeading___Toc1422_3741527741" text:style-name="Index_20_Link" text:visited-style-name="Index_20_Link">2 Generika a kolekce<text:tab/>3</text:a></text:p>
          <text:p text:style-name="P67"><text:a xlink:type="simple" xlink:href="#__RefHeading___Toc2527_2035389067" text:style-name="Index_20_Link" text:visited-style-name="Index_20_Link">3 Fukncionální rozhraní<text:tab/>5</text:a></text:p>
          <text:p text:style-name="P67"><text:a xlink:type="simple" xlink:href="#__RefHeading___Toc2529_2035389067" text:style-name="Index_20_Link" text:visited-style-name="Index_20_Link">4 Stream API<text:tab/>7</text:a></text:p>
          <text:p text:style-name="P67"><text:a xlink:type="simple" xlink:href="#__RefHeading___Toc2531_2035389067" text:style-name="Index_20_Link" text:visited-style-name="Index_20_Link">5 Vlákna a synchronizace<text:tab/>7</text:a></text:p>
          <text:p text:style-name="P67"><text:a xlink:type="simple" xlink:href="#__RefHeading___Toc2533_2035389067" text:style-name="Index_20_Link" text:visited-style-name="Index_20_Link">6 DateTime API<text:tab/>7</text:a></text:p>
          <text:p text:style-name="P67"><text:a xlink:type="simple" xlink:href="#__RefHeading___Toc2535_2035389067" text:style-name="Index_20_Link" text:visited-style-name="Index_20_Link">7 Assertions<text:tab/>7</text:a></text:p>
          <text:p text:style-name="P67"><text:a xlink:type="simple" xlink:href="#__RefHeading___Toc2537_2035389067" text:style-name="Index_20_Link" text:visited-style-name="Index_20_Link">8 Lokalizace<text:tab/>7</text:a></text:p>
          <text:p text:style-name="P67"><text:a xlink:type="simple" xlink:href="#__RefHeading___Toc2539_2035389067" text:style-name="Index_20_Link" text:visited-style-name="Index_20_Link">9 JDBC<text:tab/>8</text:a></text:p>
          <text:p text:style-name="P67"><text:a xlink:type="simple" xlink:href="#__RefHeading___Toc2541_2035389067" text:style-name="Index_20_Link" text:visited-style-name="Index_20_Link">10 Soubory a základy I/O operací<text:tab/>8</text:a></text:p>
        </text:index-body>
      </text:table-of-content>
      <text:h text:style-name="P63" text:outline-level="1" text:is-list-header="true"/>
      <text:h text:style-name="P66" text:outline-level="1"><text:bookmark-start text:name="__RefHeading___Toc1420_3741527741"/>Třídy a objekty<text:bookmark-end text:name="__RefHeading___Toc1420_3741527741"/></text:h>
      <text:list xml:id="list3531828908" text:style-name="L1">
        <text:list-item>
          <text:p text:style-name="P3">Některé základy ohledně třídy jsou popsány v části OCA</text:p>
          <text:list>
            <text:list-item>
              <text:p text:style-name="P3">kapitola <text:span text:style-name="T12">1. Třídy, statické třídy, vnitřní třídy</text:span></text:p>
            </text:list-item>
            <text:list-item>
              <text:p text:style-name="P3">kapitola <text:span text:style-name="T12">10. Abstract</text:span></text:p>
            </text:list-item>
            <text:list-item>
              <text:p text:style-name="P3">kapitola <text:span text:style-name="T12">11. Interface</text:span></text:p>
            </text:list-item>
          </text:list>
        </text:list-item>
        <text:list-item>
          <text:p text:style-name="P3">pro zajímavost:</text:p>
          <text:list>
            <text:list-item>
              <text:p text:style-name="P2"><text:span text:style-name="T11">POJO vs JavaBean: </text:span><text:a xlink:type="simple" xlink:href="https://www.geeksforgeeks.org/pojo-vs-java-beans/" text:style-name="Internet_20_link" text:visited-style-name="Visited_20_Internet_20_Link"><text:span text:style-name="T11">www.geeksforgeeks.org/pojo-vs-java-beans/</text:span></text:a></text:p>
            </text:list-item>
            <text:list-item>
              <text:p text:style-name="P2"><text:span text:style-name="T11">JavaBean vs EJB: </text:span><text:a xlink:type="simple" xlink:href="https://stackoverflow.com/a/2460071/4201399" text:style-name="Internet_20_link" text:visited-style-name="Visited_20_Internet_20_Link"><text:span text:style-name="T11">stackoverflow.com/a/2460071/4201399</text:span></text:a></text:p>
            </text:list-item>
          </text:list>
        </text:list-item>
      </text:list>
      <text:h text:style-name="Heading_20_2" text:outline-level="2">Dědičnost</text:h>
      <text:list xml:id="list570133310" text:style-name="L2">
        <text:list-item>
          <text:p text:style-name="P5">Umožňuje umístit společné atributy a vlastnosti do třídy, od které ostatní dědí</text:p>
        </text:list-item>
        <text:list-item>
          <text:p text:style-name="P5">potomci můžou (v závislosti na použitém modifikátoru přistupu):</text:p>
          <text:list>
            <text:list-item>
              <text:p text:style-name="P5">přistupovat k atributům a metodám předka</text:p>
            </text:list-item>
            <text:list-item>
              <text:p text:style-name="P5">rozšiřovat/přepisovat metody z předka</text:p>
            </text:list-item>
            <text:list-item>
              <text:p text:style-name="P5">zastínit atribut (se stejným názvem) z předka</text:p>
            </text:list-item>
          </text:list>
        </text:list-item>
        <text:list-item>
          <text:p text:style-name="P5">přiřadit objekt typu <text:span text:style-name="T2">Parent</text:span><text:span text:style-name="T13"> nemůže být přiřazený do proměnné typu </text:span><text:span text:style-name="T2">Child</text:span></text:p>
          <text:list>
            <text:list-item>
              <text:p text:style-name="P7">potomek může obsahovat atributy/metody, které nedefinuje předek</text:p>
            </text:list-item>
            <text:list-item>
              <text:p text:style-name="P7">podobná situace je s třídami implementujícími interface</text:p>
            </text:list-item>
          </text:list>
        </text:list-item>
      </text:list>
      <text:h text:style-name="Heading_20_3" text:outline-level="3">Konstruktory</text:h>
      <text:list xml:id="list2482390018" text:style-name="L3">
        <text:list-item>
          <text:p text:style-name="P6">Viz OCA, kapitola <text:span text:style-name="T12">5 Konstruktory</text:span></text:p>
        </text:list-item>
        <text:list-item>
          <text:p text:style-name="P17">konstruktor potomka vždy jako první volá (implicitně či explicitně) konstruktor předka</text:p>
          <text:list>
            <text:list-item>
              <text:p text:style-name="P17">z toho vyplývá, že takový konstruktor musí existovat</text:p>
            </text:list-item>
            <text:list-item>
              <text:p text:style-name="P17">explicitně lze volat pomocí <text:span text:style-name="T2">super()</text:span>, případně <text:span text:style-name="T2">super(param)</text:span> v případě parametrického konstruktoru v předku</text:p>
            </text:list-item>
          </text:list>
        </text:list-item>
      </text:list>
      <text:h text:style-name="Heading_20_3" text:outline-level="3">Metody</text:h>
      <text:list xml:id="list3313550296" text:style-name="L4">
        <text:list-item>
          <text:p text:style-name="P18">Override metoda v potomkovi:</text:p>
          <text:list>
            <text:list-item>
              <text:p text:style-name="P55">může pomocí <text:span text:style-name="T2">super.metoda()</text:span><text:span text:style-name="T13"> </text:span>volat pouze první dostupnou metodu z předků</text:p>
            </text:list-item>
            <text:list-item>
              <text:p text:style-name="P55">nemůže přidat propagování checked výjimky</text:p>
            </text:list-item>
          </text:list>
        </text:list-item>
        <text:list-item>
          <text:p text:style-name="P55">klauzule <text:span text:style-name="T2">throws</text:span><text:span text:style-name="T13"> u override metody v potomkovi může:</text:span></text:p>
          <text:list>
            <text:list-item>
              <text:p text:style-name="P56">přidat unchecked výjimku</text:p>
            </text:list-item>
            <text:list-item>
              <text:p text:style-name="P56">použít stejnou výjimku, jako předek</text:p>
            </text:list-item>
            <text:list-item>
              <text:p text:style-name="P56"><text:soft-page-break/>použít potomka výjimky, jako uvádí metoda předka</text:p>
            </text:list-item>
            <text:list-item>
              <text:p text:style-name="P56">skrýt checked výjimku</text:p>
            </text:list-item>
          </text:list>
        </text:list-item>
      </text:list>
      <text:h text:style-name="P68" text:outline-level="2">Instanceof</text:h>
      <text:list xml:id="list117216862" text:style-name="L5">
        <text:list-item>
          <text:p text:style-name="P19">Operátor pro určení, zda je vytvořený objekt instancí požadované třídy nebo rozhraní</text:p>
        </text:list-item>
        <text:list-item>
          <text:p text:style-name="P19">pokud je referenční typ kontrolovaného objektu „nedosažitelný“ pro požadovanou/kontrolovanou třídu, je způsobena chyba kompilace</text:p>
          <text:list>
            <text:list-item>
              <text:p text:style-name="P19">to neplatí, pokud referenční typ je interface (tady nikdy kompilační chyba nenastane)</text:p>
            </text:list-item>
          </text:list>
        </text:list-item>
      </text:list>
      <text:h text:style-name="Heading_20_2" text:outline-level="2">Immutable</text:h>
      <text:list xml:id="list1144923872" text:style-name="L6">
        <text:list-item>
          <text:p text:style-name="P20"><text:span text:style-name="T11">Oficiální Oracle průvodce: </text:span><text:a xlink:type="simple" xlink:href="https://docs.oracle.com/javase/tutorial/essential/concurrency/imstrat.html" text:style-name="Internet_20_link" text:visited-style-name="Visited_20_Internet_20_Link"><text:span text:style-name="T11">docs.oracle.com/javase/tutorial/essential/concurrency/imstrat.html</text:span></text:a></text:p>
        </text:list-item>
        <text:list-item>
          <text:p text:style-name="P21">ukázková třída z Java API je např <text:span text:style-name="T2">java.lang.String</text:span></text:p>
        </text:list-item>
      </text:list>
      <text:h text:style-name="Heading_20_3" text:outline-level="3">Pravidla pro immutable třídy/objekty</text:h>
      <text:list xml:id="list140958438" text:style-name="L7">
        <text:list-item>
          <text:p text:style-name="P4">Všechny atributy jsou <text:span text:style-name="T2">final</text:span><text:span text:style-name="T13"> a </text:span><text:span text:style-name="T2">private</text:span></text:p>
        </text:list-item>
        <text:list-item>
          <text:p text:style-name="P8">třída neposkytuje settery,</text:p>
          <text:list>
            <text:list-item>
              <text:p text:style-name="P8">hodnoty atributů jsou nastaveny v konstruktoru</text:p>
            </text:list-item>
            <text:list-item>
              <text:p text:style-name="P8">hodnotu atributů lze získat přes gettery</text:p>
            </text:list-item>
          </text:list>
        </text:list-item>
        <text:list-item>
          <text:p text:style-name="P8">třída neumožňuje overridovat metody v potomcích</text:p>
          <text:list>
            <text:list-item>
              <text:p text:style-name="P8">buďto <text:span text:style-name="T16">je třída </text:span><text:span text:style-name="T5">final</text:span></text:p>
            </text:list-item>
            <text:list-item>
              <text:p text:style-name="P9">nebo má <text:span text:style-name="T2">private</text:span> konstruktor pro získání instance třídy se použije factory metoda</text:p>
            </text:list-item>
          </text:list>
        </text:list-item>
        <text:list-item>
          <text:p text:style-name="P9">pokud atribut obsahuje referenci na jiný objekt, třída nedovoluje tyto objekty měnit</text:p>
          <text:list>
            <text:list-item>
              <text:p text:style-name="P9">třída neposkytuje metodu, která umožní modifikaci mutable objektu</text:p>
            </text:list-item>
            <text:list-item>
              <text:p text:style-name="P9">třída neumožňuje sdílet referenci na mutable objekt</text:p>
              <text:list>
                <text:list-item>
                  <text:p text:style-name="P57">pokud je to nezbytné, použije se jako návratová hodnota kopie mutable objektu</text:p>
                </text:list-item>
              </text:list>
            </text:list-item>
            <text:list-item>
              <text:p text:style-name="P9">třída nikdy neukládá referenci na externí mutable objekt (vložený na vstup konstruktoru)</text:p>
              <text:list>
                <text:list-item>
                  <text:p text:style-name="P9">pokud je to nezbytné, vytvoří a používá kopii mutable objektu</text:p>
                </text:list-item>
              </text:list>
            </text:list-item>
          </text:list>
        </text:list-item>
      </text:list>
      <text:h text:style-name="P64" text:outline-level="1"><text:bookmark-start text:name="__RefHeading___Toc1422_3741527741"/>Generika a kolekce<text:bookmark-end text:name="__RefHeading___Toc1422_3741527741"/></text:h>
      <text:list xml:id="list4062800389" text:style-name="L8">
        <text:list-item>
          <text:p text:style-name="P60">je možné <text:span text:style-name="T22">definovat obecný datový typ v rámci třídy/metody/rozhraní a konkrétní datový typ se definuje až v místě použití</text:span></text:p>
        </text:list-item>
        <text:list-item>
          <text:p text:style-name="P60"><text:span text:style-name="T22">lze vynutit, aby </text:span>konkrétní datový typ implementoval požadované rozhraní či třídu</text:p>
          <text:list>
            <text:list-item>
              <text:p text:style-name="P22"><text:span text:style-name="T2">&lt;T </text:span><text:span text:style-name="T7">extends</text:span><text:span text:style-name="T2"> Serializable&gt;</text:span> → T musí implementovat rozhraní Serializable</text:p>
            </text:list-item>
            <text:list-item>
              <text:p text:style-name="P61"><text:span text:style-name="T2">&lt;T </text:span><text:span text:style-name="T7">extends</text:span><text:span text:style-name="T2"> </text:span><text:span text:style-name="T6">Number</text:span><text:span text:style-name="T2">&gt;</text:span> →<text:span text:style-name="T19"> T musí být Number nebo potomek</text:span></text:p>
            </text:list-item>
            <text:list-item>
              <text:p text:style-name="P62"><text:soft-page-break/><text:span text:style-name="T2">&lt;T&gt;</text:span> je ekvivalent k <text:span text:style-name="T2">&lt;T extends Object&gt;</text:span></text:p>
            </text:list-item>
          </text:list>
        </text:list-item>
        <text:list-item>
          <text:p text:style-name="P58">v případě požadavků na víc předků je možné použít <text:span text:style-name="T2">&lt;T </text:span><text:span text:style-name="T7">extends</text:span><text:span text:style-name="T2"> Number </text:span><text:span text:style-name="T7">&amp;</text:span><text:span text:style-name="T2"> Serializable&gt;</text:span></text:p>
          <text:list>
            <text:list-item>
              <text:p text:style-name="P58">první (před <text:span text:style-name="T12">&amp;</text:span>) může být třída nebo rozhraní</text:p>
            </text:list-item>
            <text:list-item>
              <text:p text:style-name="P58">druhé (za <text:span text:style-name="T12">&amp;</text:span><text:span text:style-name="T10">) MUSí být rozhraní</text:span></text:p>
            </text:list-item>
          </text:list>
        </text:list-item>
      </text:list>
      <text:p text:style-name="P1"><text:span text:style-name="T7">Pozn.:</text:span><text:span text:style-name="T10"> Podobné způsoby zápisu je možné použít např. při použití kolekcí. Místo </text:span><text:span text:style-name="T8">T</text:span><text:span text:style-name="T10"> se použije </text:span><text:span text:style-name="T8">?</text:span><text:span text:style-name="T10">.</text:span></text:p>
      <text:h text:style-name="Heading_20_2" text:outline-level="2">Generika <text:span text:style-name="T21">u tříd, metod a rozhraní</text:span></text:h>
      <text:list xml:id="list224240248176875" text:continue-numbering="true" text:style-name="L8">
        <text:list-item>
          <text:p text:style-name="P25">Generika umožňuje určit požadovaný datový typ až při vytváření instance či v implementaci potomka nebo třídy daného rozhraní</text:p>
        </text:list-item>
        <text:list-item>
          <text:p text:style-name="P27">generalizace statických fieldů <text:span text:style-name="T18">(ve třídě i v rozhraní)</text:span> není možná</text:p>
        </text:list-item>
      </text:list>
      <text:h text:style-name="Heading_20_3" text:outline-level="3"><text:span text:style-name="T20">Generická</text:span> tříd<text:span text:style-name="T20">a</text:span></text:h>
      <text:list xml:id="list224239930991008" text:continue-numbering="true" text:style-name="L8">
        <text:list-item>
          <text:p text:style-name="P26"><text:span text:style-name="T17">v případě generalizace třídy lze </text:span>takovýto datový typ použít jako:</text:p>
          <text:list>
            <text:list-item>
              <text:p text:style-name="P26">datový typ instančních fieldů</text:p>
            </text:list-item>
            <text:list-item>
              <text:p text:style-name="P26">návratová hodnota instančních metod</text:p>
            </text:list-item>
            <text:list-item>
              <text:p text:style-name="P26">datový typ vstupního argument instančních metod</text:p>
            </text:list-item>
            <text:list-item>
              <text:p text:style-name="P30">datový typ lokální proměnné (non-static context)</text:p>
            </text:list-item>
          </text:list>
        </text:list-item>
      </text:list>
      <text:h text:style-name="Heading_20_3" text:outline-level="3">Generická metoda</text:h>
      <text:list xml:id="list224239947551393" text:continue-numbering="true" text:style-name="L8">
        <text:list-item>
          <text:list>
            <text:list-item>
              <text:p text:style-name="P28">je možná u statických i instančních metod</text:p>
            </text:list-item>
            <text:list-item>
              <text:p text:style-name="P29">požadovaný konkrétní datový typ se určí až v místě použití metody</text:p>
            </text:list-item>
            <text:list-item>
              <text:p text:style-name="P23">lze použít pro vstupní argumenty, návratovou hodnotu <text:span text:style-name="T23">a lokální proměnnou</text:span></text:p>
            </text:list-item>
          </text:list>
        </text:list-item>
      </text:list>
      <text:h text:style-name="Heading_20_3" text:outline-level="3"><text:span text:style-name="T20">Generické</text:span> rozhraní</text:h>
      <text:list xml:id="list224239525334679" text:continue-numbering="true" text:style-name="L8">
        <text:list-item>
          <text:list>
            <text:list-item>
              <text:p text:style-name="P24">datový typ se určí v místě implementace rozhraní a lze použít pro</text:p>
              <text:list>
                <text:list-item>
                  <text:p text:style-name="P24">vstupní argument či návratovou hodnotu u abstraktní metody</text:p>
                </text:list-item>
                <text:list-item>
                  <text:p text:style-name="P24">vstupní argument či návratovou hodnotu u default metody</text:p>
                </text:list-item>
              </text:list>
            </text:list-item>
          </text:list>
        </text:list-item>
      </text:list>
      <text:h text:style-name="Heading_20_2" text:outline-level="2">Generika <text:span text:style-name="T21">u</text:span> kolekc<text:span text:style-name="T21">í</text:span></text:h>
      <text:list xml:id="list3197622541" text:style-name="L9">
        <text:list-item>
          <text:p text:style-name="P31">Pozor na kompatibilitu typů (do <text:span text:style-name="T2">List&lt;Parent&gt;</text:span> nejde vložit list <text:span text:style-name="T2">new ArrayList&lt;Child&gt;()</text:span>)</text:p>
          <text:list>
            <text:list-item>
              <text:p text:style-name="P32">řešení: použít <text:span text:style-name="T2">&lt;? extends Parent&gt;</text:span></text:p>
            </text:list-item>
          </text:list>
        </text:list-item>
        <text:list-item>
          <text:p text:style-name="P10">je možné použít <text:span text:style-name="T2">&lt;?&gt;</text:span>, <text:span text:style-name="T2">&lt;? extends X&gt;</text:span> nebo <text:span text:style-name="T2">&lt;? super X&gt;</text:span></text:p>
        </text:list-item>
        <text:list-item>
          <text:p text:style-name="P11"><text:span text:style-name="T7">super</text:span> vs <text:span text:style-name="T7">extends</text:span><text:span text:style-name="T10">: </text:span><text:a xlink:type="simple" xlink:href="http://stackoverflow.com/questions/4343202/difference-between-super-t-and-extends-t-in-java" text:style-name="Internet_20_link" text:visited-style-name="Visited_20_Internet_20_Link"><text:span text:style-name="T10">http://stackoverflow.com/questions/4343202/difference-between-super-t-and-extends-t-in-java</text:span></text:a></text:p>
        </text:list-item>
      </text:list>
      <text:h text:style-name="Heading_20_3" text:outline-level="3"><text:soft-page-break/>Kolekce s <text:span text:style-name="T2">&lt;?&gt;</text:span></text:h>
      <text:list xml:id="list73306639" text:style-name="L10">
        <text:list-item>
          <text:p text:style-name="P33">Ekvivalent k <text:span text:style-name="T2">&lt;? extends Object&gt;</text:span></text:p>
        </text:list-item>
        <text:list-item>
          <text:p text:style-name="P12">dá se přiřadit kolekce (jakýchkoliv) objektů</text:p>
        </text:list-item>
        <text:list-item>
          <text:p text:style-name="P12"><text:span text:style-name="T7">add()</text:span><text:span text:style-name="T12"> </text:span><text:span text:style-name="T10">způsobuje </text:span><text:span text:style-name="T12">compilation error</text:span></text:p>
        </text:list-item>
        <text:list-item>
          <text:p text:style-name="P12"><text:span text:style-name="T7">get()</text:span> vrací objekt typu <text:span text:style-name="T7">Object</text:span></text:p>
        </text:list-item>
      </text:list>
      <text:h text:style-name="Heading_20_3" text:outline-level="3">Kolekce s <text:span text:style-name="T2">&lt;? extends X&gt;</text:span></text:h>
      <text:list xml:id="list1931308372" text:style-name="L11">
        <text:list-item>
          <text:p text:style-name="P34">Kolekce může obsahovat prvky, které jsou typu <text:span text:style-name="T7">X</text:span> nebo potomky této třídy (resp. Implementují rozhraní <text:span text:style-name="T7">X</text:span>)</text:p>
        </text:list-item>
        <text:list-item>
          <text:p text:style-name="P13"><text:span text:style-name="T7">add()</text:span> způsobuje <text:span text:style-name="T12">compilation error</text:span></text:p>
        </text:list-item>
        <text:list-item>
          <text:p text:style-name="P59"><text:span text:style-name="T7">get()</text:span><text:span text:style-name="T12"> </text:span><text:span text:style-name="T10">vrací objekt typu</text:span><text:span text:style-name="T12"> </text:span><text:span text:style-name="T7">X</text:span></text:p>
        </text:list-item>
      </text:list>
      <text:h text:style-name="Heading_20_3" text:outline-level="3">Kolekce s <text:span text:style-name="T2">&lt;? super X&gt;</text:span></text:h>
      <text:list xml:id="list941047900" text:style-name="L12">
        <text:list-item>
          <text:p text:style-name="P35">Dají se vložit objekty typu <text:span text:style-name="T7">X</text:span> nebo potomek této třídy (resp. třídy implementující toto rozhraní)</text:p>
        </text:list-item>
        <text:list-item>
          <text:p text:style-name="P36">add()<text:span text:style-name="T15"> je možné bez problému použít (pokud je splněný bod výš)</text:span></text:p>
        </text:list-item>
        <text:list-item>
          <text:p text:style-name="P36">get()<text:span text:style-name="T15"> vrací vždy objekt typu </text:span>Object</text:p>
        </text:list-item>
      </text:list>
      <text:h text:style-name="P63" text:outline-level="1"><text:bookmark-start text:name="__RefHeading___Toc2527_2035389067"/>Fukncionální rozhraní<text:bookmark-end text:name="__RefHeading___Toc2527_2035389067"/></text:h>
      <text:list xml:id="list971563522" text:style-name="L21">
        <text:list-item>
          <text:p text:style-name="P49">Funkcionální rozhraní je možné zapsat jako lambda výraz</text:p>
        </text:list-item>
      </text:list>
      <text:list xml:id="list1526119140" text:style-name="L20">
        <text:list-item>
          <text:p text:style-name="P48">Základní informace o lambda výrazech jsou zmíněny v <text:span text:style-name="T12">OCA, kapitola 12 Lambda výrazy</text:span></text:p>
        </text:list-item>
        <text:list-item>
          <text:p text:style-name="P50"><text:span text:style-name="T10">JDK poskytuje sadu funkcionlních rozhraní, které vznikly hlavně kvůli internímu využití. Lze je jednoduše použít i ve vlastním kódu</text:span></text:p>
          <text:list>
            <text:list-item>
              <text:p text:style-name="P50"><text:span text:style-name="T10">nejčastěji se toto API používá se Streamy</text:span></text:p>
            </text:list-item>
            <text:list-item>
              <text:p text:style-name="P50"><text:span text:style-name="T10">jsou v balíku </text:span><text:span text:style-name="T8">java.util.function</text:span></text:p>
            </text:list-item>
          </text:list>
        </text:list-item>
      </text:list>
      <text:h text:style-name="P69" text:outline-level="2">Funkcionální API</text:h>
      <text:h text:style-name="Heading_20_3" text:outline-level="3">Základní <text:span text:style-name="T12">unární</text:span> rozhraní</text:h>
      <text:list xml:id="list1132729586" text:style-name="L22">
        <text:list-item>
          <text:p text:style-name="P51"><text:span text:style-name="T24">pro jeden vstupní argument</text:span></text:p>
        </text:list-item>
      </text:list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70">Rozhraní</text:p>
          </table:table-cell>
          <table:table-cell table:style-name="Tabulka1.B1" office:value-type="string">
            <text:p text:style-name="P70">Abstraktní metoda</text:p>
          </table:table-cell>
        </table:table-row>
        <table:table-row>
          <table:table-cell table:style-name="Tabulka1.A2" office:value-type="string">
            <text:p text:style-name="P72">Function&lt;T, R&gt;</text:p>
          </table:table-cell>
          <table:table-cell table:style-name="Tabulka1.B2" office:value-type="string">
            <text:p text:style-name="P72">R apply(T t)</text:p>
          </table:table-cell>
        </table:table-row>
        <table:table-row>
          <table:table-cell table:style-name="Tabulka1.A2" office:value-type="string">
            <text:p text:style-name="P77">Consumer&lt;T&gt;</text:p>
          </table:table-cell>
          <table:table-cell table:style-name="Tabulka1.B2" office:value-type="string">
            <text:p text:style-name="P72">void accept(T t)</text:p>
          </table:table-cell>
        </table:table-row>
        <table:table-row>
          <table:table-cell table:style-name="Tabulka1.A2" office:value-type="string">
            <text:p text:style-name="P72">Predicate&lt;T&gt;</text:p>
          </table:table-cell>
          <table:table-cell table:style-name="Tabulka1.B2" office:value-type="string">
            <text:p text:style-name="P72">boolean test(T t)</text:p>
          </table:table-cell>
        </table:table-row>
        <table:table-row>
          <table:table-cell table:style-name="Tabulka1.A2" office:value-type="string">
            <text:p text:style-name="P72">Supplier&lt;R&gt;</text:p>
          </table:table-cell>
          <table:table-cell table:style-name="Tabulka1.B2" office:value-type="string">
            <text:p text:style-name="P72">R get()</text:p>
          </table:table-cell>
        </table:table-row>
        <table:table-row>
          <table:table-cell table:style-name="Tabulka1.A2" office:value-type="string">
            <text:p text:style-name="P75">- - - - - - - - - -</text:p>
          </table:table-cell>
          <table:table-cell table:style-name="Tabulka1.B2" office:value-type="string">
            <text:p text:style-name="P76">- - - - - - - - - -</text:p>
          </table:table-cell>
        </table:table-row>
        <text:soft-page-break/>
        <table:table-row>
          <table:table-cell table:style-name="Tabulka1.A2" office:value-type="string">
            <text:p text:style-name="P74">java.lang.Runnable</text:p>
          </table:table-cell>
          <table:table-cell table:style-name="Tabulka1.B2" office:value-type="string">
            <text:p text:style-name="P74">void run ()</text:p>
          </table:table-cell>
        </table:table-row>
        <table:table-row>
          <table:table-cell table:style-name="Tabulka1.A2" office:value-type="string">
            <text:p text:style-name="P74">java.lang.Callable</text:p>
          </table:table-cell>
          <table:table-cell table:style-name="Tabulka1.B2" office:value-type="string">
            <text:p text:style-name="P74">V call()</text:p>
          </table:table-cell>
        </table:table-row>
      </table:table>
      <text:h text:style-name="Heading_20_3" text:outline-level="3"><text:span text:style-name="T12">Binární</text:span> rozhraní</text:h>
      <text:list xml:id="list1025355460" text:style-name="L23">
        <text:list-item>
          <text:p text:style-name="P52"><text:span text:style-name="T24">pro dva vstupní argumenty</text:span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71">Rozhraní</text:p>
          </table:table-cell>
          <table:table-cell table:style-name="Tabulka2.B1" office:value-type="string">
            <text:p text:style-name="P71">Abstraktní metoda</text:p>
          </table:table-cell>
        </table:table-row>
        <table:table-row>
          <table:table-cell table:style-name="Tabulka2.A2" office:value-type="string">
            <text:p text:style-name="P73"><text:span text:style-name="T24">Bi</text:span>Function&lt;T, <text:span text:style-name="T24">U, </text:span>R&gt;</text:p>
          </table:table-cell>
          <table:table-cell table:style-name="Tabulka2.B2" office:value-type="string">
            <text:p text:style-name="P73">R apply(T t, <text:span text:style-name="T24">U u</text:span>)</text:p>
          </table:table-cell>
        </table:table-row>
        <table:table-row>
          <table:table-cell table:style-name="Tabulka2.A2" office:value-type="string">
            <text:p text:style-name="P78">Consumer&lt;T, <text:span text:style-name="T24">U</text:span>&gt;</text:p>
          </table:table-cell>
          <table:table-cell table:style-name="Tabulka2.B2" office:value-type="string">
            <text:p text:style-name="P73">void accept(T t, <text:span text:style-name="T24">U u</text:span>)</text:p>
          </table:table-cell>
        </table:table-row>
        <table:table-row>
          <table:table-cell table:style-name="Tabulka2.A2" office:value-type="string">
            <text:p text:style-name="P73">Predicate&lt;T, <text:span text:style-name="T24">U</text:span>&gt;</text:p>
          </table:table-cell>
          <table:table-cell table:style-name="Tabulka2.B2" office:value-type="string">
            <text:p text:style-name="P73">boolean test(T t, <text:span text:style-name="T24">U u</text:span>)</text:p>
          </table:table-cell>
        </table:table-row>
      </table:table>
      <text:h text:style-name="Heading_20_3" text:outline-level="3" text:is-list-header="true">Další metody rozhraní</text:h>
      <text:list xml:id="list921771837" text:style-name="L24">
        <text:list-item>
          <text:p text:style-name="P38">java.util.function.Function<text:span text:style-name="T25">&lt;T, R&gt;</text:span></text:p>
          <text:list>
            <text:list-item>
              <text:p text:style-name="P38"><text:span text:style-name="T25">&lt;V&gt; </text:span>Function&lt;T, V&gt; andThen(Function&lt;? <text:span text:style-name="T25">s</text:span>uper R, ? <text:span text:style-name="T25">extends</text:span> V&gt;)</text:p>
            </text:list-item>
            <text:list-item>
              <text:p text:style-name="P40">&lt;V&gt; Function&lt;T, R&gt; compose(Function&lt;? super V, ? extends T&gt;)</text:p>
            </text:list-item>
          </text:list>
        </text:list-item>
        <text:list-item>
          <text:p text:style-name="P38">java.util.function.Consumer<text:span text:style-name="T25">&lt;T&gt;</text:span></text:p>
          <text:list>
            <text:list-item>
              <text:p text:style-name="P40">Consumer&lt;T&gt; andThen(Consumer&lt;? super T&gt;)</text:p>
            </text:list-item>
          </text:list>
        </text:list-item>
        <text:list-item>
          <text:p text:style-name="P39">java.util.function.Predicate<text:span text:style-name="T25">&lt;T&gt;</text:span></text:p>
          <text:list>
            <text:list-item>
              <text:p text:style-name="P40">Predicate&lt;T&gt; negate()</text:p>
            </text:list-item>
            <text:list-item>
              <text:p text:style-name="P40">Predicate&lt;T&gt; and(Predicate&lt;? super T&gt;)</text:p>
            </text:list-item>
            <text:list-item>
              <text:p text:style-name="P40">Predicate&lt;T&gt; or(Predicate&lt;? super T&gt;)</text:p>
            </text:list-item>
          </text:list>
        </text:list-item>
        <text:list-item>
          <text:p text:style-name="P39">java.util.function.Supplier<text:span text:style-name="T25">&lt;T&gt; - </text:span><text:span text:style-name="T14">má pouze abstraktní metodu </text:span><text:span text:style-name="T25">get()</text:span></text:p>
        </text:list-item>
      </text:list>
      <text:h text:style-name="Heading_20_2" text:outline-level="2">Lambda výrazy</text:h>
      <text:list xml:id="list4265365609" text:style-name="L25">
        <text:list-item>
          <text:p text:style-name="P53">Implementují funkcionální rozhraní</text:p>
        </text:list-item>
        <text:list-item>
          <text:p text:style-name="P53">speciální typ je volání pomocí method reference (<text:span text:style-name="T2">::</text:span> operátor)</text:p>
        </text:list-item>
        <text:list-item>
          <text:p text:style-name="P53">uvnitř lambda výrazů, které implementují funkcionální rozhraní z JDK, se nesmí vyhazovat checked výjimka</text:p>
        </text:list-item>
        <text:list-item>
          <text:p text:style-name="P53">proměnná definovaná mimo lambda výraz musí být <text:span text:style-name="T13">final nebo effectively final, aby bylo možné ji využitá</text:span> uvnitř lambda výrazu</text:p>
        </text:list-item>
      </text:list>
      <text:h text:style-name="Heading_20_3" text:outline-level="3">Method reference</text:h>
      <text:list xml:id="list3544687697" text:style-name="L26">
        <text:list-item>
          <text:p text:style-name="P54">Speciální zápis lambda výrazu</text:p>
        </text:list-item>
        <text:list-item>
          <text:p text:style-name="P54">takto může být voláno:</text:p>
          <text:list>
            <text:list-item>
              <text:p text:style-name="P54">instanční metoda bez vstupního argumentu</text:p>
            </text:list-item>
            <text:list-item>
              <text:p text:style-name="P54">statická metoda s jedním vstupem argumentem</text:p>
            </text:list-item>
            <text:list-item>
              <text:p text:style-name="P54"><text:soft-page-break/>isntanční metoda volaná na objektu <text:span text:style-name="T2">T</text:span><text:span text:style-name="T13">, která má jako vstupní argument </text:span><text:span text:style-name="T2">U</text:span><text:span text:style-name="T13"> (v případě </text:span><text:span text:style-name="T2">Bi*</text:span><text:span text:style-name="T15"> rozhraní</text:span><text:span text:style-name="T13">)</text:span></text:p>
              <text:list>
                <text:list-item>
                  <text:p text:style-name="P54"><text:span text:style-name="T13">tzn. </text:span><text:span text:style-name="T2">BiConsumer&lt;T, U&gt;#accept(T t, U u) </text:span><text:span text:style-name="T13">je možné implementovat jako </text:span><text:span text:style-name="T2">(t, u) -&gt; t.method(u)</text:span><text:span text:style-name="T13"> nebo jednoduše </text:span><text:span text:style-name="T2">T::method</text:span></text:p>
                </text:list-item>
              </text:list>
            </text:list-item>
          </text:list>
        </text:list-item>
      </text:list>
      <text:h text:style-name="P65" text:outline-level="1"><text:bookmark-start text:name="__RefHeading___Toc2529_2035389067"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p text:style-name="Text_20_body"/>
      <text:h text:style-name="Heading_20_1" text:outline-level="1"><text:bookmark-start text:name="__RefHeading___Toc2535_2035389067"/>Assertions<text:bookmark-end text:name="__RefHeading___Toc2535_2035389067"/></text:h>
      <text:list xml:id="list3412410855" text:style-name="L13">
        <text:list-item>
          <text:p text:style-name="P41">Ve výchozím nastavení jsou asserty ignorovány</text:p>
        </text:list-item>
        <text:list-item>
          <text:p text:style-name="P41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2644084461" text:style-name="L14">
        <text:list-item>
          <text:p text:style-name="P42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178522427" text:style-name="L15">
        <text:list-item>
          <text:p text:style-name="P43"><text:span text:style-name="T9">Zapnutí assertů/systémových assertů: </text:span><text:span text:style-name="T4">-ea</text:span><text:span text:style-name="T9">/</text:span><text:span text:style-name="T4">-esa</text:span><text:span text:style-name="T9"> nebo </text:span><text:span text:style-name="T4">-enableassertions</text:span><text:span text:style-name="T9">/</text:span><text:span text:style-name="T4">-enablesystemassertions</text:span></text:p>
        </text:list-item>
        <text:list-item>
          <text:p text:style-name="P44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44">argumenty přepínačů:</text:p>
          <text:list>
            <text:list-item>
              <text:p text:style-name="P45">bez argument<text:span text:style-name="T10"> = zapne/vypne asserty pro všechny třídy kromě systémových</text:span></text:p>
            </text:list-item>
            <text:list-item>
              <text:p text:style-name="P45">packageName...<text:span text:style-name="T10"> = zapne/vypne asserty v uvedeném balíčku včetně podbalíčků</text:span></text:p>
            </text:list-item>
            <text:list-item>
              <text:p text:style-name="P45">…<text:span text:style-name="T10"> = zapne/vypne asserty v nepojmenovaném balíčku v aktuální pracovním adresáři</text:span></text:p>
            </text:list-item>
            <text:list-item>
              <text:p text:style-name="P45">ClassName<text:span text:style-name="T10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1652952246" text:style-name="L16">
        <text:list-item>
          <text:p text:style-name="P46"><text:span text:style-name="T1">třída </text:span><text:span text:style-name="T3">java.util.Locale</text:span></text:p>
        </text:list-item>
        <text:list-item>
          <text:p text:style-name="P14"><text:span text:style-name="T2">Locale#getDefault</text:span> vrací hodnotu nastavenou (seřazeno od nejvyšší priority):</text:p>
        </text:list-item>
      </text:list>
      <text:list xml:id="list2772432247" text:style-name="L17">
        <text:list-item>
          <text:list>
            <text:list-item>
              <text:p text:style-name="P15"><text:soft-page-break/>přímo v aplikaci pomocí <text:span text:style-name="T2">Locale#setDefault</text:span></text:p>
            </text:list-item>
            <text:list-item>
              <text:p text:style-name="P15">při startu aplikace (případně JAVA_OPTS)</text:p>
            </text:list-item>
          </text:list>
        </text:list-item>
      </text:list>
      <text:list xml:id="list3543323586" text:style-name="L18">
        <text:list-item>
          <text:list>
            <text:list-item>
              <text:list>
                <text:list-item>
                  <text:p text:style-name="P37">-Duser.language</text:p>
                </text:list-item>
                <text:list-item>
                  <text:p text:style-name="P37">-Duser.country</text:p>
                </text:list-item>
                <text:list-item>
                  <text:p text:style-name="P37">-Duser.variant</text:p>
                </text:list-item>
              </text:list>
            </text:list-item>
          </text:list>
        </text:list-item>
      </text:list>
      <text:list xml:id="list224240107792147" text:continue-list="list2772432247" text:style-name="L17">
        <text:list-item>
          <text:list>
            <text:list-item>
              <text:p text:style-name="P15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4124857282" text:style-name="L19">
        <text:list-item>
          <text:p text:style-name="P47">Třída <text:span text:style-name="T2">java.util.ResourceBundle</text:span></text:p>
        </text:list-item>
        <text:list-item>
          <text:p text:style-name="P16">poskytuje podporu pro psaní kódu s možností jednoduché lokalizace</text:p>
        </text:list-item>
        <text:list-item>
          <text:p text:style-name="P16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6T22:42:38.182258821</dc:date>
    <meta:editing-duration>PT1H28M23S</meta:editing-duration>
    <meta:editing-cycles>18</meta:editing-cycles>
    <meta:generator>LibreOffice/6.1.0.2$Linux_X86_64 LibreOffice_project/10$Build-2</meta:generator>
    <meta:document-statistic meta:table-count="2" meta:image-count="0" meta:object-count="0" meta:page-count="8" meta:paragraph-count="197" meta:word-count="1301" meta:character-count="8449" meta:non-whitespace-character-count="7483"/>
  </office:meta>
</office:document-meta>
</file>